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Liberation Mono"/>
    </style:style>
    <style:style style:name="P2" style:family="paragraph" style:parent-style-name="Standard">
      <style:text-properties style:font-name="Liberation Mono" officeooo:paragraph-rsid="0008ca2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07f80c"/>
    </style:style>
    <style:style style:name="P5" style:family="paragraph" style:parent-style-name="Standard">
      <style:paragraph-properties fo:text-align="center" style:justify-single-word="false"/>
      <style:text-properties fo:font-size="24pt" officeooo:paragraph-rsid="0007f80c" style:font-size-asian="24pt" style:font-size-complex="24pt"/>
    </style:style>
    <style:style style:name="T1" style:family="text">
      <style:text-properties officeooo:rsid="0007f80c"/>
    </style:style>
    <style:style style:name="T2" style:family="text">
      <style:text-properties fo:font-weight="bold" style:font-weight-asian="bold" style:font-weight-complex="bold"/>
    </style:style>
    <style:style style:name="T3" style:family="text">
      <style:text-properties officeooo:rsid="0008ca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iniLibX</text:p>
      <text:p text:style-name="P4"><text:s/><text:span text:style-name="T1">A s</text:span>imple X-Window <text:span text:style-name="T1">i</text:span>nterface <text:span text:style-name="T1">l</text:span>ibrary for students</text:p>
      <text:p text:style-name="P3"/>
      <text:p text:style-name="P1"/>
      <text:p text:style-name="P1"/>
      <text:p text:style-name="P1"/>
      <text:p text:style-name="Standard"/>
      <text:p text:style-name="Standard">DESCRIPTION</text:p>
      <text:p text:style-name="Standard"><text:span text:style-name="T2">MiniLibX</text:span> is an easy way to create graphical software, without any <text:span text:style-name="T2">X-Window</text:span> programming knowledge. It provides simple window creation, a drawing tool, image and basic events management.</text:p>
      <text:p text:style-name="Standard"/>
      <text:p text:style-name="Standard">X-WINDOW CONCEPT</text:p>
      <text:p text:style-name="Standard">X-Window is a network-oriented graphical system for Unix.</text:p>
      <text:p text:style-name="Standard">It is based on two main parts:</text:p>
      <text:p text:style-name="Standard">On one side, your software wants to draw something on the screen and/or get keyboard &amp; mous<text:span text:style-name="T1">e </text:span>entries. On the other side, the <text:span text:style-name="T2">X-Server </text:span>manages the screen, keyboard and mouse (It is often refe<text:span text:style-name="T3">r</text:span>red to as a "display").</text:p>
      <text:p text:style-name="Standard"/>
      <text:p text:style-name="Standard">A network connection must be established between these two entities to send</text:p>
      <text:p text:style-name="Standard">drawing orders (from the software to the X-Server), and keyboard/mouse</text:p>
      <text:p text:style-name="Standard">events (from the X-Server to the software).</text:p>
      <text:p text:style-name="Standard"/>
      <text:p text:style-name="Standard">INCLUDE FILE</text:p>
      <text:p text:style-name="Standard"><text:span text:style-name="T2">mlx.h</text:span> should be included for a correct use of the <text:span text:style-name="T2">MiniLibX API</text:span>.</text:p>
      <text:p text:style-name="Standard">It only contains function prototypes, no structure is needed.</text:p>
      <text:p text:style-name="Standard"/>
      <text:p text:style-name="P2"><text:tab/>#include &lt;mlx.h&gt;</text:p>
      <text:p text:style-name="Standard"/>
      <text:p text:style-name="Standard">LIBRARY FUNCTIONS</text:p>
      <text:p text:style-name="Standard">First of all, you need to initialize the connection between your software and the display.</text:p>
      <text:p text:style-name="Standard"/>
      <text:p text:style-name="P2"><text:tab/>void *mlx_init();</text:p>
      <text:p text:style-name="P2"/>
      <text:p text:style-name="Standard">Once this connection is established, you'll be able to use other MiniLibX functions to send the X-Server messages, like "I want to draw a yellow pixel in this window" or "did the user hit a key?".</text:p>
      <text:p text:style-name="Standard"/>
      <text:p text:style-name="Standard">The mlx_init function will create this connection. No parameters are needed, an<text:span text:style-name="T3">d </text:span>it will return a</text:p>
      <text:p text:style-name="Standard">"void *" identifier, used for further calls to the library routines.</text:p>
      <text:p text:style-name="Standard"/>
      <text:p text:style-name="Standard">All other MiniLibX functions are described in the following man pages:</text:p>
      <text:p text:style-name="Standard"/>
      <text:p text:style-name="Standard">mlx_new_window<text:tab/>: manage windows</text:p>
      <text:p text:style-name="Standard">mlx_pixel_put<text:tab/>: draw inside window</text:p>
      <text:p text:style-name="Standard">mlx_new_image<text:tab/>: manipulate images</text:p>
      <text:p text:style-name="Standard">mlx_loop<text:tab/><text:tab/>: handle keyboard or mouse events</text:p>
      <text:p text:style-name="Standard"/>
      <text:p text:style-name="Standard">LINKING MiniLibX</text:p>
      <text:p text:style-name="Standard">To use MiniLibX functions, you'll need to link</text:p>
      <text:p text:style-name="Standard">your software with several libraries, including the MiniLibX library itself.</text:p>
      <text:p text:style-name="Standard">To do this, simply add the following arguments at linking time:</text:p>
      <text:p text:style-name="Standard"><text:soft-page-break/></text:p>
      <text:p text:style-name="P1">-lmlx -lXext -lX11</text:p>
      <text:p text:style-name="Standard"/>
      <text:p text:style-name="Standard">You may also need to specify the path to these libraries, using the -L flag.</text:p>
      <text:p text:style-name="Standard"/>
      <text:p text:style-name="Standard">RETURN VALUES</text:p>
      <text:p text:style-name="Standard">If mlx_init() fails to set up the connection to the X server, it will return NULL, otherwise a non-null pointer is returned as a connection identifier.</text:p>
      <text:p text:style-name="Standard"/>
      <text:p text:style-name="Standard">MiniLibX - Handle events</text:p>
      <text:p text:style-name="Standard"/>
      <text:p text:style-name="P1">int mlx_loop(void *mlx_ptr);</text:p>
      <text:p text:style-name="P1"/>
      <text:p text:style-name="P1">int mlx_key_hook(void *win_ptr, int (*funct_ptr)(), void *param);</text:p>
      <text:p text:style-name="P1"/>
      <text:p text:style-name="P1">int mlx_mouse_hook(void *win_ptr, int (*funct_ptr)(), void *param);</text:p>
      <text:p text:style-name="P1"/>
      <text:p text:style-name="P1">int mlx_expose_hook(void *win_ptr, int (*funct_ptr)(), void *para);</text:p>
      <text:p text:style-name="P1"/>
      <text:p text:style-name="P1">int mlx_loop_hook(void *mlx_ptr, int (*funct_ptr)(), void *param);</text:p>
      <text:p text:style-name="Standard"/>
      <text:p text:style-name="Standard">X-WINDOW EVENTS</text:p>
      <text:p text:style-name="Standard"/>
      <text:p text:style-name="Standard">The X-Window system is bi-directionnal. On one hand, the program sends orders to</text:p>
      <text:p text:style-name="Standard">the screen to display pixels, images, and so on. On the other hand,</text:p>
      <text:p text:style-name="Standard">it can get information from the keyboard and mouse associated to</text:p>
      <text:p text:style-name="Standard">the screen. To do so, the program receives "events" from the keyboard or the</text:p>
      <text:p text:style-name="Standard">mouse.</text:p>
      <text:p text:style-name="Standard"/>
      <text:p text:style-name="Standard">DESCRIPTION</text:p>
      <text:p text:style-name="Standard"/>
      <text:p text:style-name="Standard">To receive events, you must use</text:p>
      <text:p text:style-name="Standard">mlx_loop(). This function never returns. It is an infinite loop that waits for</text:p>
      <text:p text:style-name="Standard">an event, and then calls a user-defined function associated with this event.</text:p>
      <text:p text:style-name="Standard">A single parameter is needed, the connection identifier</text:p>
      <text:p text:style-name="Standard">mlx_ptr(see the mlx manual).</text:p>
      <text:p text:style-name="Standard"/>
      <text:p text:style-name="Standard">You can assign different functions to the three following events:</text:p>
      <text:p text:style-name="Standard"><text:tab/>- A key is pressed</text:p>
      <text:p text:style-name="Standard"><text:tab/>- The mouse button is pressed</text:p>
      <text:p text:style-name="Standard"><text:tab/>- A part of the window should be re-drawn (this is called an "expose" event, and it is your program's job to handle it).</text:p>
      <text:p text:style-name="Standard"/>
      <text:p text:style-name="Standard">Each window can define a different function for the same event.</text:p>
      <text:p text:style-name="Standard"/>
      <text:p text:style-name="Standard">The three functions mlx_key_hook(), mlx_mouse_hook(), and mlx_expose_hook() work exactly the same way.</text:p>
      <text:p text:style-name="Standard">funct_ptr is a pointer to the function you want to be called</text:p>
      <text:p text:style-name="Standard">when an event occurs. This assignment is specific to the window defined by the</text:p>
      <text:p text:style-name="Standard"><text:soft-page-break/>win_ptr identifier. The param ad<text:span text:style-name="T1">d</text:span>ress will be passed to the function every time it is called, and should be used to store the parameters it might need.</text:p>
      <text:p text:style-name="Standard"/>
      <text:p text:style-name="Standard">The syntax for the mlx_loop_hook() function is identical to the previous ones, but the given function will be called when no event occurs.</text:p>
      <text:p text:style-name="Standard"/>
      <text:p text:style-name="Standard">When it catches an event, the MiniLibX calls the corresponding function with fixed parameters:</text:p>
      <text:p text:style-name="Standard"/>
      <text:p text:style-name="Standard"><text:s text:c="2"/>expose_hook(void *param);</text:p>
      <text:p text:style-name="Standard"><text:s text:c="2"/>key_hook(int keycode,void *param);</text:p>
      <text:p text:style-name="Standard"><text:s text:c="2"/>mouse_hook(int button,int x,int y,void *param);</text:p>
      <text:p text:style-name="Standard"><text:s text:c="2"/>loop_hook(void *param);</text:p>
      <text:p text:style-name="Standard"/>
      <text:p text:style-name="Standard">These function names are arbitrary. They here are used to distinguish</text:p>
      <text:p text:style-name="Standard">parameters according to the event. These functions are NOT part of the</text:p>
      <text:p text:style-name="Standard">MiniLibX.</text:p>
      <text:p text:style-name="Standard"/>
      <text:p text:style-name="Standard">param is the address specified in the mlx_*_hook calls. This address is never used nor modified by the MiniLibX. On key and mouse events, additional information is passed:</text:p>
      <text:p text:style-name="Standard">keycode tells you which key is pressed (look for the X11 include file "keysymdef.h"),(x,y) are the coordinates of the mouse click in the window, and</text:p>
      <text:p text:style-name="Standard">button tells you which mouse button was pressed.</text:p>
      <text:p text:style-name="Standard"/>
      <text:p text:style-name="Standard">GOING FURTHER WITH EVENTS</text:p>
      <text:p text:style-name="Standard">The MiniLibX provides a much generic access to all X-Window events. The mlx.h include define mlx_hook() in the same manner mlx_*_hook functions work. The event and mask values will be taken from the X11 include file "X.h".</text:p>
      <text:p text:style-name="Standard"/>
      <text:p text:style-name="Standard">See source code of mlx_int_param_event.c to find out how the MiniLibX will</text:p>
      <text:p text:style-name="Standard">call your own function for a specific event.</text:p>
      <text:p text:style-name="Standard">MiniLibX - Manipulating images</text:p>
      <text:p text:style-name="Standard"/>
      <text:p text:style-name="P1">void *mlx_new_image(void *mlx_ptr, int width, int height);</text:p>
      <text:p text:style-name="P1"/>
      <text:p text:style-name="P1">char *mlx_get_data_addr(void *img_ptr, int *bits_per_pixel, int *size_line, int *endian);</text:p>
      <text:p text:style-name="P1"/>
      <text:p text:style-name="P1">intmlx_put_image_to_window(void *mlx_ptr, void *win_ptr, void *img_ptr, int x, int y);</text:p>
      <text:p text:style-name="P1"/>
      <text:p text:style-name="P1">unsigned intmlx_get_color_value(void *mlx_ptr, int color);</text:p>
      <text:p text:style-name="P1"/>
      <text:p text:style-name="P1">void *mlx_xpm_to_image(void *mlx_ptr, char **xpm_data, int *width, int *height);</text:p>
      <text:p text:style-name="P1"/>
      <text:p text:style-name="P1">void *mlx_xpm_file_to_image(void *mlx_ptr, char *filename, int *width, int *height);</text:p>
      <text:p text:style-name="P1"/>
      <text:p text:style-name="P1">int mlx_destroy_image(void *mlx_ptr, void *img_ptr);</text:p>
      <text:p text:style-name="Standard"/>
      <text:p text:style-name="Standard">DESCRIPTION</text:p>
      <text:p text:style-name="Standard"/>
      <text:p text:style-name="Standard">mlx_new_image() creates a new image in memory. It returns a</text:p>
      <text:p text:style-name="Standard"><text:soft-page-break/>void * identifier needed to manipulate this image later. It only needs the size of the image to be created, using the width and height parameters, and the mlx_ptr connection identifier (see the mlx manual).</text:p>
      <text:p text:style-name="Standard"/>
      <text:p text:style-name="Standard">The user can draw inside the image (see below), and can dump the image inside a specified window at any time to display it on the screen. This is done using mlx_put_image_to_window(). Three identifiers are needed here, for the connection to the display, the window to use, and the image (respectivelymlx_ptr, win_ptr and img_ptr). The (x,y) coordinates define where the image should be placed in the window.</text:p>
      <text:p text:style-name="Standard">mlx_get_data_addr() returns information about the created image, allowing a user</text:p>
      <text:p text:style-name="Standard">to modify it later.</text:p>
      <text:p text:style-name="Standard">The img_ptr parameter specifies the image to use. The three next parameters should be the addresses of three different valid integers.</text:p>
      <text:p text:style-name="Standard">bits_per_pixel will be filled with the number of bits needed to represent a pixel color(also called the depth of the image).</text:p>
      <text:p text:style-name="Standard">size_line is the number of bytes used to store one line of the image in memory.</text:p>
      <text:p text:style-name="Standard">This information is needed to move from one line to another in the image.</text:p>
      <text:p text:style-name="Standard">endian tells you wether the pixel color in the image needs to be stored in</text:p>
      <text:p text:style-name="Standard">little endian (endian == 0), or big endian (endian == 1).</text:p>
      <text:p text:style-name="Standard"/>
      <text:p text:style-name="Standard">mlx_get_data_addr returns a char * address that represents the begining of the memory area where the image is stored. From this adress, the first bits_per_pixel bits represent the color of the first pixel in the first line of the image. </text:p>
      <text:p text:style-name="Standard">The second group of bits_per_pixel bits represent the second pixel of the first line, and so on.</text:p>
      <text:p text:style-name="Standard">Add size_line to the adress to get the begining of the second line. You can reach any</text:p>
      <text:p text:style-name="Standard">pixels of the image that way.</text:p>
      <text:p text:style-name="Standard"/>
      <text:p text:style-name="Standard">mlx_destroy_image destroys the given image (img_ptr).</text:p>
      <text:p text:style-name="Standard"/>
      <text:p text:style-name="Standard">STORING COLOR INSIDE IMAGES</text:p>
      <text:p text:style-name="Standard">Depending on the display, the number of bits used to store a pixel color can change.</text:p>
      <text:p text:style-name="Standard">The user usually represents a color in RGB mode, using</text:p>
      <text:p text:style-name="Standard">one byte for each component (see mlx_pixel_put manual). </text:p>
      <text:p text:style-name="Standard">This must be translated to fit the bits_per_pixel requirement of the image, and make the color understandable to the X-Server.</text:p>
      <text:p text:style-name="Standard">That is the purpose of the mlx_get_color_value() function. It takes a standard RGB color parameter, and returns an unsigned int value.</text:p>
      <text:p text:style-name="Standard">The bits_per_pixel least significant bits of this value can be stored in the image.</text:p>
      <text:p text:style-name="Standard"/>
      <text:p text:style-name="Standard">Keep in mind that the least significant bits position depends on the local computer's endian. If the endian of the image (in fact the endian of the X-Server's computer) differs from the local endian, then the value should be transformed before being used.</text:p>
      <text:p text:style-name="Standard"/>
      <text:p text:style-name="Standard">XPM IMAGES</text:p>
      <text:p text:style-name="Standard">The mlx_xpm_to_image() and mlx_xpm_file_to_image() functions will create a new image the same way.</text:p>
      <text:p text:style-name="Standard">They will fill it using the specified xpm_data or filename, depending on which function is used.</text:p>
      <text:p text:style-name="Standard">Note that MiniLibX does not use the standard Xpm library to deal with xpm images. You may not be able to read all types of xpm images. It however handles transparency.</text:p>
      <text:p text:style-name="Standard"/>
      <text:p text:style-name="Standard">RETURN VALUES</text:p>
      <text:p text:style-name="Standard"><text:soft-page-break/>The three functions that create images, mlx_new_image(), mlx_xpm_to_image(), and mlx_xpm_file_to_image(), will return NULL if an error occurs. Otherwise they return a non-null pointer as an image identifier.</text:p>
      <text:p text:style-name="Standard">MiniLibX - Managing windows</text:p>
      <text:p text:style-name="Standard"/>
      <text:p text:style-name="Standard">void *mlx_new_window(void *mlx_ptr, int size_x, int size_y, char *title);</text:p>
      <text:p text:style-name="Standard"/>
      <text:p text:style-name="Standard">int mlx_clear_window(void *mlx_ptr, void *win_ptr);</text:p>
      <text:p text:style-name="Standard"/>
      <text:p text:style-name="Standard">int mlx_destroy_window(void *mlx_ptr, void *win_ptr);</text:p>
      <text:p text:style-name="Standard"/>
      <text:p text:style-name="Standard">DESCRIPTION</text:p>
      <text:p text:style-name="Standard">The mlx_new_window() function creates a new window on the screen, using the size_x and size_y parameters to determine its size, and title as the text that should be displayed in the window's title bar.</text:p>
      <text:p text:style-name="Standard">The mlx_ptr </text:p>
      <text:p text:style-name="Standard">mlx_init() (see the mlx man page).</text:p>
      <text:p text:style-name="Standard">mlx_new_window() returns a void *</text:p>
      <text:p text:style-name="Standard">Note that the MiniLibX can handle an arbitrary number of separate windows.</text:p>
      <text:p text:style-name="Standard"/>
      <text:p text:style-name="Standard">mlx_clear_window() and mlx_destroy_window() respectively clear (in black) and destroy the given window. They both have the same parameters: mlx_ptr win_ptr</text:p>
      <text:p text:style-name="Standard"/>
      <text:p text:style-name="Standard">RETURN VALUES</text:p>
      <text:p text:style-name="Standard">If mlx_new_window() fails to create a new window (for wathever reason), it will return NULL, mlx_clear_window and mlx_destroy_window right now return nothing.</text:p>
      <text:p text:style-name="Standard">If mlx_new_window() fails to create a new window (for wathever reason), it will return NULL, otherwise a non-null pointer is returned as a window identifier. mlx_clear_window and mlx_destroy_window right now return nothing.</text:p>
      <text:p text:style-name="Standard">MiniLibX - Drawing inside windows</text:p>
      <text:p text:style-name="Standard"><text:s/>int mlx_pixel_put( void *mlx_ptr, void *win_ptr, int x, int y, int color);</text:p>
      <text:p text:style-name="Standard"/>
      <text:p text:style-name="Standard">int mlx_string_put( void *mlx_ptr, void *win_ptr, int x, int y, int color, char *string);</text:p>
      <text:p text:style-name="Standard"/>
      <text:p text:style-name="Standard"/>
      <text:p text:style-name="Standard">DESCRIPTION</text:p>
      <text:p text:style-name="Standard">The mlx_pixel_put() function draws a defined pixel in the window win_ptr using the (x, y) coordinates, and the specified color\&amp;. </text:p>
      <text:p text:style-name="Standard">The origin (0,0) is the upper left corner of the window, the x and y axis respectively pointing right and down. The connection identifier, mlx_ptr, is needed (see the mlx man page).</text:p>
      <text:p text:style-name="Standard"/>
      <text:p text:style-name="Standard">Parameters for mlx_string_put() have the same meaning. Instead of a simple pixel, the specified string will be displayed at ( x, y).</text:p>
      <text:p text:style-name="Standard"/>
      <text:p text:style-name="Standard">In both functions, it is impossible to display anything outside the</text:p>
      <text:p text:style-name="Standard">specified window, nor display in another window in front of the selected one.</text:p>
      <text:p text:style-name="Standard"/>
      <text:p text:style-name="Standard">COLOR MANAGEMENT</text:p>
      <text:p text:style-name="Standard">The color parameter has an integer type. The displayed color needs to be encoded</text:p>
      <text:p text:style-name="Standard">in this integer, following a defined scheme. All displayable colors</text:p>
      <text:p text:style-name="Standard">can be split in 3 basic colors: red, green and blue. Three associated</text:p>
      <text:p text:style-name="Standard">values, in the 0-255 range, represent how much of each color is mixed up</text:p>
      <text:p text:style-name="Standard"><text:soft-page-break/>to create the original color. Theses three values must be set inside the</text:p>
      <text:p text:style-name="Standard">integer to display the right color. The three least significant bytes of</text:p>
      <text:p text:style-name="Standard">this integer are filled as shown in the picture below:</text:p>
      <text:p text:style-name="Standard"/>
      <text:p text:style-name="Standard"><text:s text:c="8"/>| 0 | R | G | B | <text:s text:c="2"/>color integer</text:p>
      <text:p text:style-name="Standard"><text:s text:c="8"/>+---+---+---+---+</text:p>
      <text:p text:style-name="Standard"/>
      <text:p text:style-name="Standard">While filling the integer, make sure you avoid endian problems. Remember that the "blue" byte should always be the least significant o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21:18:33.979207218</meta:creation-date>
    <dc:date>2024-02-06T22:47:49.743158568</dc:date>
    <meta:editing-duration>PT7M45S</meta:editing-duration>
    <meta:editing-cycles>1</meta:editing-cycles>
    <meta:document-statistic meta:table-count="0" meta:image-count="0" meta:object-count="0" meta:page-count="6" meta:paragraph-count="150" meta:word-count="1795" meta:character-count="11296" meta:non-whitespace-character-count="9617"/>
    <meta:generator>LibreOffice/7.3.7.2$Linux_X86_64 LibreOffice_project/30$Build-2</meta:generator>
  </office:meta>
</office:document-meta>
</file>